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D000001C3CDC013B956F92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6.491cm" draw:z-index="0"><draw:image xlink:href="Pictures/100000010000049D000001C3CDC013B956F923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21:38:36.599000000</meta:creation-date>
    <dc:date>2023-09-27T21:38:51.094000000</dc:date>
    <meta:editing-duration>PT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